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3cm" style:rel-column-width="32760*"/>
    </style:style>
    <style:style style:name="Table1.B" style:family="table-column">
      <style:table-column-properties style:column-width="8.797cm" style:rel-column-width="327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Standard">
      <style:paragraph-properties fo:margin-top="0cm" fo:margin-bottom="0.499cm" style:contextual-spacing="false"/>
      <style:text-properties style:font-name="Liberation Serif" fo:font-weight="normal" officeooo:rsid="0086fc15" officeooo:paragraph-rsid="0086fc15" style:font-weight-asian="normal" style:font-weight-complex="normal"/>
    </style:style>
    <style:style style:name="P3" style:family="paragraph" style:parent-style-name="Standard">
      <style:paragraph-properties fo:margin-top="0cm" fo:margin-bottom="0.499cm" style:contextual-spacing="false"/>
      <style:text-properties style:font-name="Liberation Serif" fo:font-weight="normal" officeooo:rsid="0086fc15" officeooo:paragraph-rsid="0088f0e1" style:font-weight-asian="normal" style:font-weight-complex="normal"/>
    </style:style>
    <style:style style:name="P4" style:family="paragraph" style:parent-style-name="Standard">
      <style:paragraph-properties fo:margin-top="0cm" fo:margin-bottom="0.499cm" style:contextual-spacing="false"/>
      <style:text-properties style:font-name="Liberation Serif" fo:font-weight="normal" officeooo:rsid="007e9618" officeooo:paragraph-rsid="007e9618" style:font-weight-asian="normal" style:font-weight-complex="normal"/>
    </style:style>
    <style:style style:name="P5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0d935de" fo:background-color="#ffffff" style:font-size-asian="12pt" style:font-size-complex="12pt"/>
    </style:style>
    <style:style style:name="P6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263684f" fo:background-color="#ffffff" style:font-size-asian="12pt" style:font-size-complex="12pt"/>
    </style:style>
    <style:style style:name="P7" style:family="paragraph" style:parent-style-name="Standard">
      <style:paragraph-properties fo:margin-top="0cm" fo:margin-bottom="0.499cm" style:contextual-spacing="false"/>
      <style:text-properties style:font-name="Liberation Serif" fo:font-size="12pt" officeooo:rsid="02a6fa28" officeooo:paragraph-rsid="02aa0b11" fo:background-color="#ffffff" style:font-size-asian="12pt" style:font-size-complex="12pt"/>
    </style:style>
    <style:style style:name="P8" style:family="paragraph" style:parent-style-name="Standard">
      <style:paragraph-properties fo:margin-top="0cm" fo:margin-bottom="0.499cm" style:contextual-spacing="false"/>
      <style:text-properties officeooo:paragraph-rsid="0014bc3e"/>
    </style:style>
    <style:style style:name="P9" style:family="paragraph" style:parent-style-name="Standard">
      <style:paragraph-properties fo:margin-top="0cm" fo:margin-bottom="0.499cm" style:contextual-spacing="false"/>
      <style:text-properties officeooo:paragraph-rsid="001fe7e6"/>
    </style:style>
    <style:style style:name="P10" style:family="paragraph" style:parent-style-name="Standard">
      <style:paragraph-properties fo:margin-top="0cm" fo:margin-bottom="0.499cm" style:contextual-spacing="false"/>
      <style:text-properties officeooo:rsid="0014bc3e" officeooo:paragraph-rsid="00163bd5"/>
    </style:style>
    <style:style style:name="P11" style:family="paragraph" style:parent-style-name="Standard">
      <style:paragraph-properties fo:margin-top="0cm" fo:margin-bottom="0.499cm" style:contextual-spacing="false"/>
      <style:text-properties officeooo:rsid="0014bc3e" officeooo:paragraph-rsid="001fe7e6"/>
    </style:style>
    <style:style style:name="P12" style:family="paragraph" style:parent-style-name="Standard">
      <style:paragraph-properties fo:margin-top="0cm" fo:margin-bottom="0.499cm" style:contextual-spacing="false"/>
      <style:text-properties officeooo:rsid="0014bc3e" officeooo:paragraph-rsid="008cc679"/>
    </style:style>
    <style:style style:name="P13" style:family="paragraph" style:parent-style-name="Standard">
      <style:paragraph-properties fo:margin-top="0cm" fo:margin-bottom="0.499cm" style:contextual-spacing="false" fo:line-height="100%" fo:text-align="start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26f5df" officeooo:paragraph-rsid="00263026" style:font-name-asian="Times New Roman" style:font-size-asian="12pt" style:font-style-asian="normal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fo:margin-top="0cm" fo:margin-bottom="0.499cm" style:contextual-spacing="false"/>
      <style:text-properties officeooo:paragraph-rsid="003406fa"/>
    </style:style>
    <style:style style:name="P15" style:family="paragraph" style:parent-style-name="Standard">
      <style:paragraph-properties fo:margin-top="0cm" fo:margin-bottom="0.499cm" style:contextual-spacing="false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cm" fo:margin-bottom="0.499cm" style:contextual-spacing="false"/>
      <style:text-properties style:font-name="Liberation Mono" fo:font-size="12pt" fo:font-weight="bold" officeooo:paragraph-rsid="001fe7e6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top="0cm" fo:margin-bottom="0.499cm" style:contextual-spacing="false"/>
      <style:text-properties style:font-name="Liberation Mono" fo:font-size="12pt" fo:font-weight="bold" officeooo:paragraph-rsid="0097d665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top="0cm" fo:margin-bottom="0.499cm" style:contextual-spacing="false"/>
      <style:text-properties style:font-name="Liberation Mono" fo:font-size="12pt" fo:font-weight="bold" officeooo:rsid="00d132b5" officeooo:paragraph-rsid="00d132b5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cm" fo:margin-bottom="0.499cm" style:contextual-spacing="false"/>
      <style:text-properties style:font-name="Liberation Mono" fo:font-size="12pt" fo:font-weight="bold" officeooo:paragraph-rsid="00d132b5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top="0cm" fo:margin-bottom="0.499cm" style:contextual-spacing="false"/>
      <style:text-properties style:font-name="Liberation Mono" fo:font-weight="bold" style:font-weight-asian="bold" style:font-weight-complex="bold"/>
    </style:style>
    <style:style style:name="P21" style:family="paragraph" style:parent-style-name="Standard">
      <style:paragraph-properties fo:margin-top="0cm" fo:margin-bottom="0.499cm" style:contextual-spacing="false"/>
      <style:text-properties style:font-name="Liberation Mono" fo:font-weight="bold" officeooo:rsid="007e9618" officeooo:paragraph-rsid="007e9618" style:font-weight-asian="bold" style:font-weight-complex="bold"/>
    </style:style>
    <style:style style:name="P22" style:family="paragraph" style:parent-style-name="Standard">
      <style:paragraph-properties fo:margin-top="0cm" fo:margin-bottom="0.499cm" style:contextual-spacing="false"/>
      <style:text-properties officeooo:paragraph-rsid="00508f44"/>
    </style:style>
    <style:style style:name="P23" style:family="paragraph" style:parent-style-name="Standard">
      <style:paragraph-properties fo:margin-top="0cm" fo:margin-bottom="0.499cm" style:contextual-spacing="false"/>
      <style:text-properties officeooo:paragraph-rsid="0074d61b"/>
    </style:style>
    <style:style style:name="P24" style:family="paragraph" style:parent-style-name="Standard">
      <style:paragraph-properties fo:margin-top="0cm" fo:margin-bottom="0.499cm" style:contextual-spacing="false"/>
      <style:text-properties officeooo:paragraph-rsid="007fd51b"/>
    </style:style>
    <style:style style:name="P25" style:family="paragraph" style:parent-style-name="Standard">
      <style:paragraph-properties fo:margin-top="0cm" fo:margin-bottom="0.499cm" style:contextual-spacing="false"/>
      <style:text-properties officeooo:paragraph-rsid="0088f0e1"/>
    </style:style>
    <style:style style:name="P26" style:family="paragraph" style:parent-style-name="Standard">
      <style:paragraph-properties fo:margin-top="0cm" fo:margin-bottom="0.499cm" style:contextual-spacing="false"/>
      <style:text-properties officeooo:rsid="006b4847" officeooo:paragraph-rsid="006b4847"/>
    </style:style>
    <style:style style:name="P27" style:family="paragraph" style:parent-style-name="Standard">
      <style:paragraph-properties fo:margin-top="0cm" fo:margin-bottom="0.499cm" style:contextual-spacing="false"/>
      <style:text-properties officeooo:paragraph-rsid="0045c51b"/>
    </style:style>
    <style:style style:name="P28" style:family="paragraph" style:parent-style-name="Standard">
      <style:paragraph-properties fo:margin-top="0cm" fo:margin-bottom="0.499cm" style:contextual-spacing="false"/>
      <style:text-properties officeooo:paragraph-rsid="00cb5939"/>
    </style:style>
    <style:style style:name="P29" style:family="paragraph" style:parent-style-name="Standard">
      <style:paragraph-properties fo:margin-top="0cm" fo:margin-bottom="0.499cm" style:contextual-spacing="false"/>
      <style:text-properties officeooo:rsid="00cb6a34" officeooo:paragraph-rsid="00cb6a34"/>
    </style:style>
    <style:style style:name="P30" style:family="paragraph" style:parent-style-name="Table_20_Contents">
      <style:paragraph-properties fo:margin-top="0cm" fo:margin-bottom="0.499cm" style:contextual-spacing="false"/>
    </style:style>
    <style:style style:name="P31" style:family="paragraph" style:parent-style-name="Table_20_Contents">
      <style:paragraph-properties fo:margin-top="0cm" fo:margin-bottom="0.499cm" style:contextual-spacing="false"/>
      <style:text-properties officeooo:rsid="0014bc3e" officeooo:paragraph-rsid="00163bd5"/>
    </style:style>
    <style:style style:name="P32" style:family="paragraph" style:parent-style-name="Table_20_Contents">
      <style:paragraph-properties fo:margin-top="0cm" fo:margin-bottom="0.499cm" style:contextual-spacing="false"/>
      <style:text-properties officeooo:rsid="0014bc3e" officeooo:paragraph-rsid="001fe7e6"/>
    </style:style>
    <style:style style:name="P33" style:family="paragraph" style:parent-style-name="Table_20_Contents">
      <style:paragraph-properties fo:margin-top="0cm" fo:margin-bottom="0.499cm" style:contextual-spacing="false"/>
      <style:text-properties officeooo:rsid="0014bc3e" officeooo:paragraph-rsid="007a1d38"/>
    </style:style>
    <style:style style:name="P34" style:family="paragraph" style:parent-style-name="Table_20_Contents">
      <style:paragraph-properties fo:margin-top="0cm" fo:margin-bottom="0.499cm" style:contextual-spacing="false"/>
      <style:text-properties officeooo:rsid="0014bc3e" officeooo:paragraph-rsid="0081d4a6"/>
    </style:style>
    <style:style style:name="P35" style:family="paragraph" style:parent-style-name="Table_20_Contents">
      <style:paragraph-properties fo:margin-top="0cm" fo:margin-bottom="0.499cm" style:contextual-spacing="false"/>
      <style:text-properties officeooo:rsid="007a1d38" officeooo:paragraph-rsid="007a1d38"/>
    </style:style>
    <style:style style:name="P36" style:family="paragraph" style:parent-style-name="Text_20_body">
      <style:paragraph-properties fo:margin-top="0cm" fo:margin-bottom="0.499cm" style:contextual-spacing="false"/>
      <style:text-properties officeooo:paragraph-rsid="0088f0e1"/>
    </style:style>
    <style:style style:name="P37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fo:font-weight="normal" officeooo:rsid="00256ab9" officeooo:paragraph-rsid="001e6354" fo:background-color="#ffffff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39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cd725" officeooo:paragraph-rsid="00280f3a" fo:background-color="#ffffff" style:font-size-asian="12pt" style:font-size-complex="12pt"/>
    </style:style>
    <style:style style:name="P40" style:family="paragraph" style:parent-style-name="Preformatted_20_Text">
      <style:paragraph-properties fo:margin-top="0cm" fo:margin-bottom="0.499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P41" style:family="paragraph" style:parent-style-name="Preformatted_20_Text">
      <style:paragraph-properties fo:margin-top="0cm" fo:margin-bottom="0.499cm" style:contextual-spacing="false"/>
      <style:text-properties fo:font-size="12pt" fo:font-weight="bold" officeooo:rsid="00527a45" officeooo:paragraph-rsid="00527a45" style:font-size-asian="12pt" style:font-weight-asian="bold" style:font-size-complex="12pt" style:font-weight-complex="bold"/>
    </style:style>
    <style:style style:name="P42" style:family="paragraph" style:parent-style-name="Preformatted_20_Text">
      <style:paragraph-properties fo:margin-top="0cm" fo:margin-bottom="0.499cm" style:contextual-spacing="false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43" style:family="paragraph" style:parent-style-name="Preformatted_20_Text">
      <style:paragraph-properties fo:margin-top="0cm" fo:margin-bottom="0.499cm" style:contextual-spacing="false"/>
      <style:text-properties fo:font-weight="bold" style:font-weight-asian="bold" style:font-weight-complex="bold"/>
    </style:style>
    <style:style style:name="P44" style:family="paragraph" style:parent-style-name="Text_20_body">
      <style:text-properties fo:language="en" fo:country="US"/>
    </style:style>
    <style:style style:name="P45" style:family="paragraph" style:parent-style-name="Text_20_body">
      <style:text-properties fo:language="en" fo:country="US" officeooo:paragraph-rsid="000e9c4d"/>
    </style:style>
    <style:style style:name="P46" style:family="paragraph" style:parent-style-name="Text_20_body">
      <style:text-properties style:font-name="Liberation Serif" fo:font-size="12pt" fo:language="en" fo:country="US" officeooo:paragraph-rsid="000e9c4d" style:font-size-asian="12pt" style:font-size-complex="12pt"/>
    </style:style>
    <style:style style:name="P47" style:family="paragraph" style:parent-style-name="Text_20_body">
      <style:text-properties style:font-name="Liberation Serif" fo:font-size="12pt" fo:language="en" fo:country="US" fo:font-weight="bold" officeooo:paragraph-rsid="000e9c4d" style:font-size-asian="12pt" style:font-size-complex="12pt"/>
    </style:style>
    <style:style style:name="P48" style:family="paragraph" style:parent-style-name="Text_20_body">
      <style:text-properties fo:font-weight="normal" officeooo:rsid="003e11c1" officeooo:paragraph-rsid="003e11c1" style:font-weight-asian="normal" style:font-weight-complex="normal"/>
    </style:style>
    <style:style style:name="P49" style:family="paragraph" style:parent-style-name="Text_20_body">
      <style:text-properties officeooo:paragraph-rsid="00441642"/>
    </style:style>
    <style:style style:name="P50" style:family="paragraph" style:parent-style-name="Text_20_body">
      <style:text-properties officeooo:paragraph-rsid="00512cbe"/>
    </style:style>
    <style:style style:name="P51" style:family="paragraph" style:parent-style-name="Text_20_body">
      <style:text-properties officeooo:rsid="00a57579" officeooo:paragraph-rsid="00a57579"/>
    </style:style>
    <style:style style:name="P52" style:family="paragraph" style:parent-style-name="Heading_20_1">
      <style:text-properties fo:language="en" fo:country="US"/>
    </style:style>
    <style:style style:name="P53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fo:font-weight="normal" officeooo:paragraph-rsid="002eaa67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officeooo:paragraph-rsid="002eaa67" style:font-size-asian="12pt" style:font-size-complex="12pt"/>
    </style:style>
    <style:style style:name="P55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6811e7" style:font-name-asian="Times New Roman" style:font-size-asian="12pt" style:font-style-asian="normal" style:font-weight-asian="normal" style:font-name-complex="Times New Roman" style:font-size-complex="12pt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font-weight="bold" officeooo:paragraph-rsid="000f955c" style:font-size-asian="12pt" style:font-size-complex="12pt"/>
    </style:style>
    <style:style style:name="P5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58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paragraph-rsid="002eaa67" style:font-size-asian="12pt" style:font-size-complex="12pt"/>
    </style:style>
    <style:style style:name="P59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fo:font-weight="normal" officeooo:paragraph-rsid="00263026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72e93" officeooo:paragraph-rsid="002eaa67" style:font-name-asian="Times New Roman" style:font-size-asian="12pt" style:font-style-asian="normal" style:font-weight-asian="normal" style:font-name-complex="Times New Roman" style:font-size-complex="12pt" style:font-weight-complex="normal"/>
    </style:style>
    <style:style style:name="P61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style:font-name="Liberation Mono" fo:font-size="12pt" fo:font-weight="bold" officeooo:paragraph-rsid="002eaa67" style:font-size-asian="12pt" style:font-weight-asian="bold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63" style:family="paragraph" style:parent-style-name="Table_20_Contents">
      <style:text-properties officeooo:paragraph-rsid="0014bc3e"/>
    </style:style>
    <style:style style:name="P64" style:family="paragraph" style:parent-style-name="Table_20_Contents">
      <style:text-properties officeooo:rsid="0014bc3e" officeooo:paragraph-rsid="0014bc3e"/>
    </style:style>
    <style:style style:name="P65" style:family="paragraph" style:parent-style-name="Table_20_Contents">
      <style:text-properties officeooo:rsid="0014bc3e" officeooo:paragraph-rsid="00163bd5"/>
    </style:style>
    <style:style style:name="P66" style:family="paragraph" style:parent-style-name="Table_20_Contents">
      <style:text-properties officeooo:rsid="0014bc3e" officeooo:paragraph-rsid="001fe7e6"/>
    </style:style>
    <style:style style:name="P67" style:family="paragraph" style:parent-style-name="Table_20_Contents">
      <style:text-properties officeooo:rsid="0014bc3e" officeooo:paragraph-rsid="003406fa"/>
    </style:style>
    <style:style style:name="P68" style:family="paragraph" style:parent-style-name="Table_20_Contents">
      <style:text-properties officeooo:paragraph-rsid="001fe7e6"/>
    </style:style>
    <style:style style:name="P69" style:family="paragraph" style:parent-style-name="Table_20_Contents">
      <style:text-properties officeooo:paragraph-rsid="003677d5"/>
    </style:style>
    <style:style style:name="P70" style:family="paragraph" style:parent-style-name="Table_20_Contents">
      <style:text-properties officeooo:paragraph-rsid="003a9cbf"/>
    </style:style>
    <style:style style:name="P71" style:family="paragraph" style:parent-style-name="Table_20_Contents">
      <style:text-properties officeooo:rsid="003b0a62" officeooo:paragraph-rsid="003cc51c"/>
    </style:style>
    <style:style style:name="P72" style:family="paragraph" style:parent-style-name="Table_20_Contents">
      <style:text-properties officeooo:rsid="0048865f" officeooo:paragraph-rsid="004c85d4"/>
    </style:style>
    <style:style style:name="P73" style:family="paragraph" style:parent-style-name="Table_20_Contents">
      <style:text-properties officeooo:paragraph-rsid="00508f44"/>
    </style:style>
    <style:style style:name="P74" style:family="paragraph" style:parent-style-name="Table_20_Contents">
      <style:text-properties officeooo:rsid="00527a45" officeooo:paragraph-rsid="00527a45"/>
    </style:style>
    <style:style style:name="P75" style:family="paragraph" style:parent-style-name="Table_20_Contents">
      <style:text-properties officeooo:rsid="005b380b" officeooo:paragraph-rsid="005b380b"/>
    </style:style>
    <style:style style:name="P76" style:family="paragraph" style:parent-style-name="Table_20_Contents">
      <style:text-properties officeooo:paragraph-rsid="005bf89a"/>
    </style:style>
    <style:style style:name="P77" style:family="paragraph" style:parent-style-name="Table_20_Contents">
      <style:text-properties officeooo:paragraph-rsid="005f1d41"/>
    </style:style>
    <style:style style:name="P78" style:family="paragraph" style:parent-style-name="Table_20_Contents">
      <style:text-properties officeooo:paragraph-rsid="006c2d7b"/>
    </style:style>
    <style:style style:name="P79" style:family="paragraph" style:parent-style-name="Table_20_Contents">
      <style:text-properties officeooo:paragraph-rsid="006cadb3"/>
    </style:style>
    <style:style style:name="P80" style:family="paragraph" style:parent-style-name="Table_20_Contents">
      <style:text-properties officeooo:rsid="008d63b9" officeooo:paragraph-rsid="008d63b9"/>
    </style:style>
    <style:style style:name="P81" style:family="paragraph" style:parent-style-name="Table_20_Contents">
      <style:text-properties officeooo:paragraph-rsid="008d63b9"/>
    </style:style>
    <style:style style:name="P82" style:family="paragraph" style:parent-style-name="Table_20_Contents">
      <style:text-properties officeooo:rsid="008f4f74" officeooo:paragraph-rsid="008f4f74"/>
    </style:style>
    <style:style style:name="P83" style:family="paragraph" style:parent-style-name="Table_20_Contents">
      <style:text-properties officeooo:paragraph-rsid="00934231"/>
    </style:style>
    <style:style style:name="P84" style:family="paragraph" style:parent-style-name="Table_20_Contents">
      <style:text-properties style:font-name="Liberation Mono" fo:font-weight="bold" officeooo:paragraph-rsid="001fe7e6" style:font-weight-asian="bold" style:font-weight-complex="bold"/>
    </style:style>
    <style:style style:name="P85" style:family="paragraph" style:parent-style-name="Table_20_Contents">
      <style:text-properties style:font-name="Liberation Mono" fo:font-weight="bold" officeooo:paragraph-rsid="0038c807" style:font-weight-asian="bold" style:font-weight-complex="bold"/>
    </style:style>
    <style:style style:name="P86" style:family="paragraph" style:parent-style-name="Table_20_Contents">
      <style:text-properties style:font-name="Liberation Mono" fo:font-weight="bold" officeooo:rsid="0038c807" officeooo:paragraph-rsid="0038c807" style:font-weight-asian="bold" style:font-weight-complex="bold"/>
    </style:style>
    <style:style style:name="P87" style:family="paragraph" style:parent-style-name="Table_20_Contents">
      <style:text-properties style:font-name="Liberation Mono" fo:font-weight="bold" officeooo:paragraph-rsid="00498c6e" style:font-weight-asian="bold" style:font-weight-complex="bold"/>
    </style:style>
    <style:style style:name="P88" style:family="paragraph" style:parent-style-name="Table_20_Contents">
      <style:text-properties style:font-name="Liberation Mono" fo:font-weight="bold" officeooo:rsid="00498c6e" officeooo:paragraph-rsid="00498c6e" style:font-weight-asian="bold" style:font-weight-complex="bold"/>
    </style:style>
    <style:style style:name="P89" style:family="paragraph" style:parent-style-name="Table_20_Contents">
      <style:text-properties style:font-name="Liberation Mono" fo:font-weight="bold" officeooo:rsid="003e11c1" officeooo:paragraph-rsid="003e11c1" style:font-weight-asian="bold" style:font-weight-complex="bold"/>
    </style:style>
    <style:style style:name="P90" style:family="paragraph" style:parent-style-name="Table_20_Contents">
      <style:text-properties style:font-name="Liberation Mono" fo:font-weight="bold" officeooo:rsid="004a64f5" officeooo:paragraph-rsid="004a64f5" style:font-weight-asian="bold" style:font-weight-complex="bold"/>
    </style:style>
    <style:style style:name="P91" style:family="paragraph" style:parent-style-name="Table_20_Contents">
      <style:text-properties style:font-name="Liberation Mono" fo:font-weight="bold" officeooo:rsid="008f4f74" officeooo:paragraph-rsid="008f4f74" style:font-weight-asian="bold" style:font-weight-complex="bold"/>
    </style:style>
    <style:style style:name="P92" style:family="paragraph" style:parent-style-name="Table_20_Contents">
      <style:text-properties style:font-name="Liberation Mono" fo:font-size="12pt" fo:font-weight="bold" officeooo:rsid="0048865f" officeooo:paragraph-rsid="004c85d4" style:font-size-asian="12pt" style:font-weight-asian="bold" style:font-size-complex="12pt" style:font-weight-complex="bold"/>
    </style:style>
    <style:style style:name="P93" style:family="paragraph" style:parent-style-name="Table_20_Contents">
      <style:text-properties officeooo:paragraph-rsid="009c4b5d"/>
    </style:style>
    <style:style style:name="P94" style:family="paragraph" style:parent-style-name="Table_20_Contents">
      <style:text-properties style:font-name="Liberation Serif" fo:font-size="12pt" fo:font-weight="normal" officeooo:rsid="00d132b5" officeooo:paragraph-rsid="00d132b5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top="0cm" fo:margin-bottom="0cm" style:contextual-spacing="false"/>
      <style:text-properties style:font-name="Liberation Serif" fo:font-size="12pt" officeooo:paragraph-rsid="002eaa67" style:font-size-asian="12pt" style:font-size-complex="12pt"/>
    </style:style>
    <style:style style:name="P96" style:family="paragraph" style:parent-style-name="Text_20_body">
      <style:paragraph-properties fo:margin-top="0cm" fo:margin-bottom="0cm" style:contextual-spacing="false" fo:line-height="100%"/>
      <style:text-properties style:font-name="Liberation Serif" fo:font-size="12pt" officeooo:paragraph-rsid="002eaa67" style:font-size-asian="12pt" style:font-size-complex="12pt"/>
    </style:style>
    <style:style style:name="P97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98" style:family="paragraph" style:parent-style-name="Preformatted_20_Text">
      <style:text-properties fo:font-size="12pt" fo:font-weight="bold" officeooo:paragraph-rsid="00527a45" style:font-size-asian="12pt" style:font-weight-asian="bold" style:font-size-complex="12pt" style:font-weight-complex="bold"/>
    </style:style>
    <style:style style:name="P99" style:family="paragraph" style:parent-style-name="Preformatted_20_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100" style:family="paragraph" style:parent-style-name="Preformatted_20_Text">
      <style:text-properties style:font-name="Liberation Mono" fo:font-size="12pt" fo:font-weight="bold" officeooo:paragraph-rsid="0097d665" style:font-size-asian="12pt" style:font-weight-asian="bold" style:font-size-complex="12pt" style:font-weight-complex="bold"/>
    </style:style>
    <style:style style:name="P101" style:family="paragraph" style:parent-style-name="Preformatted_20_Text">
      <style:text-properties style:font-name="Liberation Mono" fo:font-size="12pt" fo:font-weight="bold" officeooo:rsid="00993819" officeooo:paragraph-rsid="00993819" style:font-size-asian="12pt" style:font-weight-asian="bold" style:font-size-complex="12pt" style:font-weight-complex="bold"/>
    </style:style>
    <style:style style:name="P102" style:family="paragraph" style:parent-style-name="Text_20_body" style:list-style-name="L1"/>
    <style:style style:name="P103" style:family="paragraph" style:parent-style-name="Text_20_body" style:list-style-name="L4"/>
    <style:style style:name="P104" style:family="paragraph" style:parent-style-name="Text_20_body" style:list-style-name="L5">
      <style:text-properties officeooo:paragraph-rsid="009e3c87"/>
    </style:style>
    <style:style style:name="P105" style:family="paragraph" style:parent-style-name="Text_20_body" style:list-style-name="L6"/>
    <style:style style:name="P106" style:family="paragraph" style:parent-style-name="Text_20_body" style:list-style-name="L7"/>
    <style:style style:name="P107" style:family="paragraph" style:parent-style-name="Text_20_body" style:list-style-name="L8"/>
    <style:style style:name="P108" style:family="paragraph" style:parent-style-name="Text_20_body" style:list-style-name="L1">
      <style:paragraph-properties fo:margin-top="0cm" fo:margin-bottom="0cm" style:contextual-spacing="false"/>
    </style:style>
    <style:style style:name="P109" style:family="paragraph" style:parent-style-name="Text_20_body" style:list-style-name="L4">
      <style:paragraph-properties fo:margin-top="0cm" fo:margin-bottom="0cm" style:contextual-spacing="false"/>
    </style:style>
    <style:style style:name="P110" style:family="paragraph" style:parent-style-name="Text_20_body" style:list-style-name="L5">
      <style:paragraph-properties fo:margin-top="0cm" fo:margin-bottom="0cm" style:contextual-spacing="false"/>
    </style:style>
    <style:style style:name="P111" style:family="paragraph" style:parent-style-name="Text_20_body" style:list-style-name="L7">
      <style:paragraph-properties fo:margin-top="0cm" fo:margin-bottom="0cm" style:contextual-spacing="false"/>
    </style:style>
    <style:style style:name="P112" style:family="paragraph" style:parent-style-name="Standard" style:list-style-name="L3">
      <style:paragraph-properties fo:margin-top="0cm" fo:margin-bottom="0.499cm" style:contextual-spacing="false" fo:line-height="100%" fo:text-align="start" style:justify-single-word="false" fo:orphans="2" fo:widows="2"/>
      <style:text-properties style:font-name="Liberation Serif" fo:font-size="12pt" fo:font-weight="normal" officeooo:paragraph-rsid="00263026" style:font-size-asian="12pt" style:font-weight-asian="normal" style:font-size-complex="12pt" style:font-weight-complex="normal"/>
    </style:style>
    <style:style style:name="P113" style:family="paragraph" style:parent-style-name="Table_20_Contents" style:list-style-name="L2">
      <style:paragraph-properties fo:margin-top="0cm" fo:margin-bottom="0cm" style:contextual-spacing="false" fo:line-height="100%"/>
    </style:style>
    <style:style style:name="P114" style:family="paragraph" style:parent-style-name="Table_20_Contents" style:list-style-name="L2">
      <style:paragraph-properties fo:margin-top="0cm" fo:margin-bottom="0cm" style:contextual-spacing="false" fo:line-height="100%"/>
      <style:text-properties style:font-name="Liberation Serif" fo:font-size="12pt" fo:font-weight="bold" style:font-size-asian="12pt" style:font-size-complex="12pt"/>
    </style:style>
    <style:style style:name="P115" style:family="paragraph" style:parent-style-name="Table_20_Contents">
      <style:paragraph-properties fo:margin-top="0cm" fo:margin-bottom="0.499cm" style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16" style:family="paragraph" style:parent-style-name="Table_20_Contents">
      <style:paragraph-properties fo:margin-top="0cm" fo:margin-bottom="0.499cm" style:contextual-spacing="false" fo:line-height="144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9c4d" style:font-weight-asian="bold" style:font-weight-complex="bold"/>
    </style:style>
    <style:style style:name="T4" style:family="text">
      <style:text-properties fo:font-weight="bold" officeooo:rsid="006c2d7b" style:font-weight-asian="bold" style:font-weight-complex="bold"/>
    </style:style>
    <style:style style:name="T5" style:family="text">
      <style:text-properties fo:font-weight="bold" officeooo:rsid="00bf518c" style:font-weight-asian="bold" style:font-weight-complex="bold"/>
    </style:style>
    <style:style style:name="T6" style:family="text">
      <style:text-properties fo:font-weight="bold" officeooo:rsid="00c10dc6" style:font-weight-asian="bold" style:font-weight-complex="bold"/>
    </style:style>
    <style:style style:name="T7" style:family="text">
      <style:text-properties fo:font-weight="bold" officeooo:rsid="00c7f831" style:font-weight-asian="bold" style:font-weight-complex="bold"/>
    </style:style>
    <style:style style:name="T8" style:family="text">
      <style:text-properties fo:font-weight="bold" officeooo:rsid="00cb0ce1" style:font-weight-asian="bold" style:font-weight-complex="bold"/>
    </style:style>
    <style:style style:name="T9" style:family="text">
      <style:text-properties fo:font-weight="bold" officeooo:rsid="00cdd2a5" style:font-weight-asian="bold" style:font-weight-complex="bold"/>
    </style:style>
    <style:style style:name="T10" style:family="text">
      <style:text-properties officeooo:rsid="0263684f"/>
    </style:style>
    <style:style style:name="T11" style:family="text">
      <style:text-properties style:font-name="Liberation Serif" fo:font-size="12pt" fo:font-weight="bold" style:font-size-asian="12pt" style:font-size-complex="12pt"/>
    </style:style>
    <style:style style:name="T12" style:family="text">
      <style:text-properties style:font-name="Liberation Serif" fo:font-size="12pt" fo:font-weight="bold" officeooo:rsid="01469bef" style:font-size-asian="12pt" style:font-size-complex="12pt"/>
    </style:style>
    <style:style style:name="T13" style:family="text">
      <style:text-properties style:font-name="Liberation Serif" fo:font-size="12pt" fo:font-weight="bold" officeooo:rsid="002b6a8c" style:font-size-asian="12pt" style:font-size-complex="12pt"/>
    </style:style>
    <style:style style:name="T14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Liberation Serif" fo:font-size="12pt" fo:font-weight="bold" officeooo:rsid="000e9c4d" style:font-size-asian="12pt" style:font-weight-asian="bold" style:font-size-complex="12pt" style:font-weight-complex="bold"/>
    </style:style>
    <style:style style:name="T16" style:family="text">
      <style:text-properties style:font-name="Liberation Serif" fo:font-size="12pt" style:font-size-asian="12pt" style:font-size-complex="12pt"/>
    </style:style>
    <style:style style:name="T17" style:family="text">
      <style:text-properties style:font-name="Liberation Serif" fo:font-weight="normal" style:font-weight-asian="normal" style:font-weight-complex="normal"/>
    </style:style>
    <style:style style:name="T18" style:family="text">
      <style:text-properties style:font-name="Liberation Serif" fo:font-weight="normal" officeooo:rsid="003677d5" style:font-weight-asian="normal" style:font-weight-complex="normal"/>
    </style:style>
    <style:style style:name="T19" style:family="text">
      <style:text-properties style:font-name="Liberation Serif" fo:font-weight="normal" officeooo:rsid="0079c4df" style:font-weight-asian="normal" style:font-weight-complex="normal"/>
    </style:style>
    <style:style style:name="T20" style:family="text">
      <style:text-properties style:font-name="Liberation Serif" fo:font-weight="normal" officeooo:rsid="007f1e96" style:font-weight-asian="normal" style:font-weight-complex="normal"/>
    </style:style>
    <style:style style:name="T21" style:family="text">
      <style:text-properties style:font-name="Liberation Serif" fo:font-weight="normal" officeooo:rsid="0088f0e1" style:font-weight-asian="normal" style:font-weight-complex="normal"/>
    </style:style>
    <style:style style:name="T22" style:family="text">
      <style:text-properties style:font-name="Liberation Serif" fo:font-weight="normal" officeooo:rsid="0089169b" style:font-weight-asian="normal" style:font-weight-complex="normal"/>
    </style:style>
    <style:style style:name="T23" style:family="text">
      <style:text-properties style:font-weight-asian="bold" style:font-weight-complex="bold"/>
    </style:style>
    <style:style style:name="T24" style:family="text">
      <style:text-properties officeooo:rsid="0014bc3e"/>
    </style:style>
    <style:style style:name="T25" style:family="text">
      <style:text-properties officeooo:rsid="001792be"/>
    </style:style>
    <style:style style:name="T26" style:family="text">
      <style:text-properties officeooo:rsid="00198867"/>
    </style:style>
    <style:style style:name="T27" style:family="text">
      <style:text-properties officeooo:rsid="001a95e0"/>
    </style:style>
    <style:style style:name="T28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29" style:family="text">
      <style:text-properties style:font-name="Liberation Mono" fo:font-weight="bold" style:font-weight-asian="bold" style:font-weight-complex="bold"/>
    </style:style>
    <style:style style:name="T30" style:family="text">
      <style:text-properties style:font-name="Liberation Mono" fo:font-weight="bold" officeooo:rsid="003677d5" style:font-weight-asian="bold" style:font-weight-complex="bold"/>
    </style:style>
    <style:style style:name="T31" style:family="text">
      <style:text-properties style:font-name="Liberation Mono" fo:font-weight="bold" officeooo:rsid="0038c807" style:font-weight-asian="bold" style:font-weight-complex="bold"/>
    </style:style>
    <style:style style:name="T32" style:family="text">
      <style:text-properties style:font-name="Liberation Mono" fo:font-weight="bold" officeooo:rsid="003a9cbf" style:font-weight-asian="bold" style:font-weight-complex="bold"/>
    </style:style>
    <style:style style:name="T33" style:family="text">
      <style:text-properties style:font-name="Liberation Mono" fo:font-weight="bold" officeooo:rsid="005a4401" style:font-weight-asian="bold" style:font-weight-complex="bold"/>
    </style:style>
    <style:style style:name="T34" style:family="text">
      <style:text-properties style:font-name="Liberation Mono" fo:font-weight="bold" officeooo:rsid="005d7ae1" style:font-weight-asian="bold" style:font-weight-complex="bold"/>
    </style:style>
    <style:style style:name="T35" style:family="text">
      <style:text-properties style:font-name="Liberation Mono" fo:font-weight="bold" officeooo:rsid="006b93eb" style:font-weight-asian="bold" style:font-weight-complex="bold"/>
    </style:style>
    <style:style style:name="T36" style:family="text">
      <style:text-properties style:font-name="Liberation Mono" fo:font-weight="bold" officeooo:rsid="007bf1dd" style:font-weight-asian="bold" style:font-weight-complex="bold"/>
    </style:style>
    <style:style style:name="T37" style:family="text">
      <style:text-properties style:font-name="Liberation Mono" fo:font-weight="bold" officeooo:rsid="007e9618" style:font-weight-asian="bold" style:font-weight-complex="bold"/>
    </style:style>
    <style:style style:name="T38" style:family="text">
      <style:text-properties style:font-name="Liberation Mono" fo:font-weight="bold" officeooo:rsid="007f1e96" style:font-weight-asian="bold" style:font-weight-complex="bold"/>
    </style:style>
    <style:style style:name="T39" style:family="text">
      <style:text-properties style:font-name="Liberation Mono" fo:font-weight="bold" officeooo:rsid="009e3c87" style:font-weight-asian="bold" style:font-weight-complex="bold"/>
    </style:style>
    <style:style style:name="T40" style:family="text">
      <style:text-properties style:font-name="Liberation Mono" fo:font-weight="bold" officeooo:rsid="00b4cf1e" style:font-weight-asian="bold" style:font-weight-complex="bold"/>
    </style:style>
    <style:style style:name="T41" style:family="text">
      <style:text-properties style:font-name="Liberation Mono" fo:font-weight="normal" officeooo:rsid="00c0f5e0" style:font-weight-asian="normal" style:font-weight-complex="normal"/>
    </style:style>
    <style:style style:name="T42" style:family="text">
      <style:text-properties fo:font-variant="normal" fo:text-transform="none"/>
    </style:style>
    <style:style style:name="T4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26f5df" style:font-name-asian="Times New Roman" style:font-style-asian="normal" style:font-name-complex="Times New Roman"/>
    </style:style>
    <style:style style:name="T4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28ea32" style:font-name-asian="Times New Roman" style:font-style-asian="normal" style:font-name-complex="Times New Roman"/>
    </style:style>
    <style:style style:name="T4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style:font-name-asian="Times New Roman" style:font-style-asian="normal" style:font-weight-asian="bold" style:font-name-complex="Times New Roman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0263026" style:font-name-asian="Times New Roman" style:font-style-asian="normal" style:font-weight-asian="bold" style:font-name-complex="Times New Roman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Times New Roman" style:font-style-asian="normal" style:font-weight-asian="normal" style:font-name-complex="Times New Roman"/>
    </style:style>
    <style:style style:name="T4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7743e6" style:font-name-asian="Times New Roman" style:font-style-asian="normal" style:font-weight-asian="normal" style:font-name-complex="Times New Roman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Liberation Mono" fo:font-style="normal" style:text-underline-style="none" fo:font-weight="bold" style:font-name-asian="Times New Roman" style:font-style-asian="normal" style:font-weight-asian="bold" style:font-name-complex="Times New Roman" style:font-weight-complex="bold"/>
    </style:style>
    <style:style style:name="T50" style:family="text">
      <style:text-properties fo:font-variant="normal" fo:text-transform="none" fo:font-weight="bold" style:font-weight-asian="bold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c7f831" style:font-weight-asian="normal" style:font-weight-complex="normal"/>
    </style:style>
    <style:style style:name="T53" style:family="text">
      <style:text-properties fo:font-weight="normal" officeooo:rsid="00cdd2a5" style:font-weight-asian="normal" style:font-weight-complex="normal"/>
    </style:style>
    <style:style style:name="T54" style:family="text">
      <style:text-properties officeooo:rsid="003cc51c"/>
    </style:style>
    <style:style style:name="T55" style:family="text">
      <style:text-properties officeooo:rsid="004c97db"/>
    </style:style>
    <style:style style:name="T56" style:family="text">
      <style:text-properties officeooo:rsid="005a4401"/>
    </style:style>
    <style:style style:name="T57" style:family="text">
      <style:text-properties officeooo:rsid="00605229"/>
    </style:style>
    <style:style style:name="T58" style:family="text">
      <style:text-properties officeooo:rsid="006c2d7b"/>
    </style:style>
    <style:style style:name="T59" style:family="text">
      <style:text-properties officeooo:rsid="006ddc46"/>
    </style:style>
    <style:style style:name="T60" style:family="text">
      <style:text-properties officeooo:rsid="006fc123"/>
    </style:style>
    <style:style style:name="T61" style:family="text">
      <style:text-properties officeooo:rsid="0078e8fe"/>
    </style:style>
    <style:style style:name="T62" style:family="text">
      <style:text-properties officeooo:rsid="00836df1"/>
    </style:style>
    <style:style style:name="T63" style:family="text">
      <style:text-properties officeooo:rsid="0091ebd0"/>
    </style:style>
    <style:style style:name="T64" style:family="text">
      <style:text-properties officeooo:rsid="00978b46"/>
    </style:style>
    <style:style style:name="T65" style:family="text">
      <style:text-properties officeooo:rsid="0097d665"/>
    </style:style>
    <style:style style:name="T66" style:family="text">
      <style:text-properties fo:font-size="11pt" fo:font-weight="bold" style:font-size-asian="11pt" style:font-weight-asian="bold" style:font-size-complex="11pt" style:font-weight-complex="bold"/>
    </style:style>
    <style:style style:name="T67" style:family="text">
      <style:text-properties officeooo:rsid="00a450c4"/>
    </style:style>
    <style:style style:name="T68" style:family="text">
      <style:text-properties officeooo:rsid="00a5774b"/>
    </style:style>
    <style:style style:name="T69" style:family="text">
      <style:text-properties officeooo:rsid="00ab62f3"/>
    </style:style>
    <style:style style:name="T70" style:family="text">
      <style:text-properties officeooo:rsid="00afbde1"/>
    </style:style>
    <style:style style:name="T71" style:family="text">
      <style:text-properties officeooo:rsid="00b4cf1e"/>
    </style:style>
    <style:style style:name="T72" style:family="text">
      <style:text-properties officeooo:rsid="00b71867"/>
    </style:style>
    <style:style style:name="T73" style:family="text">
      <style:text-properties officeooo:rsid="00c41b20"/>
    </style:style>
    <style:style style:name="T74" style:family="text">
      <style:text-properties officeooo:rsid="00c5195a"/>
    </style:style>
    <style:style style:name="T75" style:family="text">
      <style:text-properties officeooo:rsid="00cb0ce1"/>
    </style:style>
    <style:style style:name="T76" style:family="text">
      <style:text-properties officeooo:rsid="00cbe17c"/>
    </style:style>
    <style:style style:name="T77" style:family="text">
      <style:text-properties officeooo:rsid="00d132b5"/>
    </style:style>
    <style:style style:name="T78" style:family="text">
      <style:text-properties officeooo:rsid="00371e2f"/>
    </style:style>
    <style:style style:name="T79" style:family="text">
      <style:text-properties officeooo:rsid="002d4cf0"/>
    </style:style>
    <style:style style:name="T80" style:family="text">
      <style:text-properties officeooo:rsid="002f4af5"/>
    </style:style>
    <style:style style:name="T81" style:family="text">
      <style:text-properties officeooo:rsid="001cd725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2" text:outline-level="1"><text:bookmark text:name="firstHeading"/>Python/C3/Getting-started-with-<text:span text:style-name="T2">arrays</text:span>/English</text:h>
      <text:p text:style-name="P46"/>
      <text:p text:style-name="P46"><text:span text:style-name="T1">Title of script</text:span>: <text:span text:style-name="T2"><text:s/></text:span><text:span text:style-name="T3">Getting started with arrays</text:span></text:p>
      <text:p text:style-name="P47">Author: <text:span text:style-name="T70">Puneeth, Vineeta Parmar, Thirumalesh <text:s/>H S</text:span></text:p>
      <text:p text:style-name="P45"><text:span text:style-name="T11">Keywords: </text:span><text:span text:style-name="T14">Python</text:span><text:span text:style-name="T11">, </text:span><text:span text:style-name="T14">IPython, </text:span><text:span text:style-name="T15">array</text:span></text:p>
      <text:p text:style-name="P4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2">Visual Cue </text:p>
          </table:table-cell>
          <table:table-cell table:style-name="Table1.B1" office:value-type="string">
            <text:p text:style-name="P56">Narration</text:p>
          </table:table-cell>
        </table:table-row>
        <table:table-row>
          <table:table-cell table:style-name="Table1.A2" office:value-type="string">
            <text:p text:style-name="P1">Show Slide </text:p>
            <text:p text:style-name="Text_20_body">Containing title, name of the production team along with the logo of MHRD </text:p>
          </table:table-cell>
          <table:table-cell table:style-name="Table1.B2" office:value-type="string">
            <text:p text:style-name="Table_20_Contents">Hello friends and welcome to the spoken tutorial on '<text:span text:style-name="T2">Getting started with arrays</text:span>'. </text:p>
          </table:table-cell>
        </table:table-row>
        <table:table-row>
          <table:table-cell table:style-name="Table1.A2" office:value-type="string">
            <text:p text:style-name="P1">Show Slide <text:s/></text:p>
            <text:p text:style-name="Text_20_body">Learning objectives </text:p>
            <text:p text:style-name="Table_20_Contents"/>
          </table:table-cell>
          <table:table-cell table:style-name="Table1.B2" office:value-type="string">
            <text:p text:style-name="P1">At the end of this tutorial, you will be able to, </text:p>
            <text:list xml:id="list3391452880431852962" text:style-name="L1">
              <text:list-item>
                <text:p text:style-name="P108">Create <text:span text:style-name="T2">arrays</text:span> using data. </text:p>
              </text:list-item>
              <text:list-item>
                <text:p text:style-name="P108">Create <text:span text:style-name="T2">arrays</text:span> from <text:span text:style-name="T2">lists</text:span>. </text:p>
              </text:list-item>
              <text:list-item>
                <text:p text:style-name="P108">Perform basic <text:span text:style-name="T2">array</text:span> operations. </text:p>
              </text:list-item>
              <text:list-item>
                <text:p text:style-name="P108">Create <text:span text:style-name="T69">an</text:span> <text:span text:style-name="T2">identity matrix</text:span>. </text:p>
              </text:list-item>
              <text:list-item>
                <text:p text:style-name="P102"><text:span text:style-name="T72">Create an array with the </text:span>function <text:span text:style-name="T28">zeros()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57">Show Slide </text:p>
            <text:p text:style-name="P57">System Requirements </text:p>
          </table:table-cell>
          <table:table-cell table:style-name="Table1.B2" office:value-type="string">
            <text:p text:style-name="P57">To record this tutorial, I am using </text:p>
            <text:list xml:id="list6087177105320219747" text:style-name="L2">
              <text:list-item>
                <text:p text:style-name="P113"><text:span text:style-name="T11">Ubuntu Linux 14.04</text:span><text:span text:style-name="T16"> operating system</text:span></text:p>
              </text:list-item>
              <text:list-item>
                <text:p text:style-name="P114"><text:span text:style-name="T23">Python</text:span> 2.7.6</text:p>
              </text:list-item>
              <text:list-item>
                <text:p text:style-name="P113"><text:span text:style-name="T14">IPython</text:span><text:span text:style-name="T11"> </text:span><text:span text:style-name="T13">4</text:span><text:span text:style-name="T11">.</text:span><text:span text:style-name="T12">0.0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1">Show Slide </text:p>
            <text:p text:style-name="Text_20_body">Pre-requisite slide </text:p>
            <text:p text:style-name="Table_20_Contents"/>
          </table:table-cell>
          <table:table-cell table:style-name="Table1.B2" office:value-type="string">
            <text:p text:style-name="P59"><text:span text:style-name="T43">To </text:span><text:span text:style-name="T44">practice</text:span><text:span text:style-name="T43"> this tutorial, you should know how to</text:span></text:p>
            <text:list xml:id="list6726217169985349192" text:style-name="L3">
              <text:list-item>
                <text:p text:style-name="P112"><text:span text:style-name="T43">use </text:span><text:span text:style-name="T46">Lists</text:span></text:p>
              </text:list-item>
            </text:list>
            <text:p text:style-name="P13">If not, see the pre-requisite Python tutorials on this website.</text:p>
          </table:table-cell>
        </table:table-row>
        <table:table-row>
          <table:table-cell table:style-name="Table1.A2" office:value-type="string">
            <text:p text:style-name="P1">Show Slide </text:p>
            <text:p text:style-name="Text_20_body">Overview of <text:span text:style-name="T2">array</text:span> </text:p>
            <text:p text:style-name="Table_20_Contents"/>
          </table:table-cell>
          <table:table-cell table:style-name="Table1.B2" office:value-type="string">
            <text:p text:style-name="P8"><text:span text:style-name="T2">Arrays</text:span> are <text:span text:style-name="T2">homogeneous</text:span> <text:span text:style-name="T2">data structures</text:span>. </text:p>
            <text:p text:style-name="P26">All elements in it have the same <text:span text:style-name="T2">data type</text:span></text:p>
          </table:table-cell>
        </table:table-row>
        <table:table-row>
          <table:table-cell table:style-name="Table1.A2" office:value-type="string">
            <text:p text:style-name="P60">[Terminal]</text:p>
            <text:p text:style-name="P61">ipython --pylab</text:p>
            <text:p text:style-name="P95"><text:soft-page-break/></text:p>
            <text:p text:style-name="P95"><text:span text:style-name="T42">then press</text:span><text:span text:style-name="T50"> Enter</text:span></text:p>
          </table:table-cell>
          <table:table-cell table:style-name="Table1.B2" office:value-type="string">
            <text:p text:style-name="P96">Let us start <text:span text:style-name="T2">ipython</text:span> with <text:span text:style-name="T2">pylab</text:span> loaded. </text:p>
            <text:p text:style-name="P96"/>
            <text:p text:style-name="P58"><text:span text:style-name="T48">O</text:span><text:span text:style-name="T47">pen the </text:span><text:span text:style-name="T45">terminal</text:span><text:span text:style-name="T47"> and type</text:span></text:p>
            <text:p text:style-name="P54"><text:span text:style-name="T47"><text:s/></text:span><text:span text:style-name="T49">ipython --pylab</text:span></text:p>
            <text:p text:style-name="P53"><text:soft-page-break/></text:p>
            <text:p text:style-name="P55">Now let us see how to create <text:span text:style-name="T2">arrays</text:span></text:p>
          </table:table-cell>
        </table:table-row>
        <table:table-row>
          <table:table-cell table:style-name="Table1.A2" office:value-type="string">
            <text:p text:style-name="P64">[IPython Terminal]</text:p>
            <text:p text:style-name="P63"/>
            <text:p text:style-name="P85">a1 = array([1,2,3,4]) </text:p>
            <text:p text:style-name="P86">a1</text:p>
          </table:table-cell>
          <table:table-cell table:style-name="Table1.B2" office:value-type="string">
            <text:p text:style-name="Table_20_Contents">To create an <text:span text:style-name="T2">array</text:span> we will use the <text:span text:style-name="T2">function</text:span> <text:span text:style-name="Teletype"><text:span text:style-name="T2">array().</text:span></text:span></text:p>
            <text:p text:style-name="Table_20_Contents"><text:span text:style-name="Teletype"><text:span text:style-name="T2"/></text:span></text:p>
            <text:p text:style-name="P69"><text:span text:style-name="Teletype"><text:span text:style-name="T18">Type</text:span></text:span></text:p>
            <text:p text:style-name="P69"><text:span text:style-name="Teletype"><text:span text:style-name="T30">a1 = array([1,2,3,4])</text:span></text:span></text:p>
            <text:p text:style-name="P70"><text:span text:style-name="Teletype"><text:span text:style-name="T32">a1</text:span></text:span></text:p>
          </table:table-cell>
        </table:table-row>
        <table:table-row>
          <table:table-cell table:style-name="Table1.A2" office:value-type="string">
            <text:p text:style-name="P67">[IPython Terminal]</text:p>
            <text:p text:style-name="P67"/>
            <text:p text:style-name="P71">Highlight output <text:span text:style-name="T54">of</text:span> <text:span text:style-name="T31">a1</text:span></text:p>
          </table:table-cell>
          <table:table-cell table:style-name="Table1.B2" office:value-type="string">
            <text:p text:style-name="P14">Notice that we created a one dimensional <text:span text:style-name="T2">array</text:span> here. </text:p>
            <text:p text:style-name="P14">Also notice that the object we passed to create an <text:span text:style-name="T2">array</text:span> is a <text:span text:style-name="T2">list</text:span>. </text:p>
          </table:table-cell>
        </table:table-row>
        <table:table-row>
          <table:table-cell table:style-name="Table1.A2" office:value-type="string">
            <text:p text:style-name="P65">[IPython Terminal]</text:p>
            <text:p text:style-name="P65"/>
            <text:p text:style-name="P87">a2 = array([[1,2,3,4],[5,6,7,8]])</text:p>
            <text:p text:style-name="P88">a2</text:p>
          </table:table-cell>
          <table:table-cell table:style-name="Table1.B2" office:value-type="string">
            <text:p text:style-name="Text_20_body">We create two dimensional <text:span text:style-name="T2">array</text:span> by converting a <text:span text:style-name="T2">list</text:span> of <text:span text:style-name="T2">lists</text:span> to an <text:span text:style-name="T2">array.</text:span></text:p>
            <text:p text:style-name="P48">Type</text:p>
            <text:p text:style-name="P89">a2 = array([[1,2,3,4],[5,6,7,8]])</text:p>
            <text:p text:style-name="P90">a2</text:p>
          </table:table-cell>
        </table:table-row>
        <table:table-row>
          <table:table-cell table:style-name="Table1.A2" office:value-type="string">
            <text:p text:style-name="P31">[IPython Terminal]</text:p>
            <text:p text:style-name="P15">ar = arange(1,9) </text:p>
            <text:p text:style-name="P42">print ar</text:p>
          </table:table-cell>
          <table:table-cell table:style-name="Table1.B2" office:value-type="string">
            <text:p text:style-name="P30">Now let us use<text:span text:style-name="T2"> </text:span><text:span text:style-name="Teletype"><text:span text:style-name="T2">arange()</text:span></text:span> <text:span text:style-name="T71">and </text:span><text:span text:style-name="T40">reshape()</text:span><text:span text:style-name="T71"> </text:span>function to create the same <text:span text:style-name="T2">array</text:span> as before.</text:p>
            <text:p text:style-name="P27">As you can see, we obtained a one dimensional <text:span text:style-name="T2">array</text:span> with elements from 1 to 8.</text:p>
          </table:table-cell>
        </table:table-row>
        <table:table-row>
          <table:table-cell table:style-name="Table1.A2" office:value-type="string">
            <text:p text:style-name="P10">[IPython Terminal]</text:p>
            <text:p text:style-name="P19">ar.reshape(2,4)</text:p>
            <text:p text:style-name="P19"><text:span text:style-name="T77">&lt;pause&gt;</text:span> </text:p>
            <text:p text:style-name="P18">ar.shape = (2,4)</text:p>
          </table:table-cell>
          <table:table-cell table:style-name="Table1.B2" office:value-type="string">
            <text:p text:style-name="P1"><text:s/>Now can we make it a two dimensional <text:span text:style-name="T2">array</text:span> of order 2 by 4? </text:p>
            <text:p text:style-name="P49">Yes, For this we will have to use the function <text:span text:style-name="Teletype"><text:span text:style-name="T2">reshape()</text:span></text:span>, </text:p>
            <text:p text:style-name="P72"><text:span text:style-name="T55">T</text:span>ype </text:p>
            <text:p text:style-name="P92">ar.reshape(2,4)</text:p>
            <text:p text:style-name="P92"/>
            <text:p text:style-name="P94">If you want to change the same array, type</text:p>
            <text:p text:style-name="P18">ar.shape = (2,4)</text:p>
          </table:table-cell>
        </table:table-row>
        <table:table-row>
          <table:table-cell table:style-name="Table1.A2" office:value-type="string">
            <text:p text:style-name="P1">Show Slide </text:p>
            <text:p text:style-name="Text_20_body"><text:span text:style-name="T29">.</text:span><text:span text:style-name="T35">s</text:span><text:span text:style-name="T29">hape </text:span>of <text:span text:style-name="T67">an</text:span> <text:span text:style-name="T2">array</text:span> </text:p>
            <text:p text:style-name="Table_20_Contents"/>
          </table:table-cell>
          <table:table-cell table:style-name="Table1.B2" office:value-type="string">
            <text:p text:style-name="P73">To find the shape of an <text:span text:style-name="T2">array</text:span> we can use the <text:span text:style-name="T5">attribute</text:span> <text:span text:style-name="Teletype"><text:span text:style-name="T2">.shape</text:span></text:span></text:p>
            <text:p text:style-name="P73"/>
            <text:p text:style-name="P78"><text:span text:style-name="T58">It returns a </text:span><text:span text:style-name="T4">tuple</text:span><text:span text:style-name="T58"> of the </text:span><text:span text:style-name="T4">shape</text:span><text:span text:style-name="T58"> of an </text:span><text:span text:style-name="T4">array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23">A tuple is nothing but an ordered <text:span text:style-name="T2">list</text:span> of elements. </text:p>
            <text:p text:style-name="P79"><text:soft-page-break/><text:span text:style-name="T59">L</text:span>et us check the shape of the <text:span text:style-name="T2">arrays</text:span> we have created so <text:span text:style-name="T60">far</text:span></text:p>
            <text:p text:style-name="P79"/>
          </table:table-cell>
        </table:table-row>
        <table:table-row>
          <table:table-cell table:style-name="Table1.A2" office:value-type="string">
            <text:p text:style-name="P32">[IPython Terminal]</text:p>
            <text:p text:style-name="P40">a2.shape</text:p>
            <text:p text:style-name="Table_20_Contents"/>
          </table:table-cell>
          <table:table-cell table:style-name="Table1.B2" office:value-type="string">
            <text:p text:style-name="P22"><text:span text:style-name="Teletype"><text:span text:style-name="T2">a2.shape</text:span></text:span> object is a <text:span text:style-name="T2">tuple</text:span>, and it returned a <text:span text:style-name="T2">tuple</text:span> <text:span text:style-name="T2">(2, <text:s/>4)</text:span>.</text:p>
          </table:table-cell>
        </table:table-row>
        <table:table-row>
          <table:table-cell table:style-name="Table1.A2" office:value-type="string">
            <text:p text:style-name="P1">Show Slide </text:p>
            <text:p text:style-name="Text_20_body">Assignment 1 </text:p>
            <text:p text:style-name="Table_20_Contents"/>
          </table:table-cell>
          <table:table-cell table:style-name="Table1.B2" office:value-type="string">
            <text:p text:style-name="P50">Pause the video here, try out the following exercise and resume the video. </text:p>
            <text:p text:style-name="Table_20_Contents">Find out the shape of the other <text:span text:style-name="T2">arrays</text:span> <text:span text:style-name="T61">that is</text:span>. <text:span text:style-name="T6">a</text:span><text:span text:style-name="T29">1 </text:span><text:span text:style-name="T41">and</text:span><text:span text:style-name="T29"> ar </text:span><text:span text:style-name="T19">which</text:span> we have created. </text:p>
          </table:table-cell>
        </table:table-row>
        <table:table-row>
          <table:table-cell table:style-name="Table1.A2" office:value-type="string">
            <text:p text:style-name="P9"><text:span text:style-name="T24">[IPython Terminal]</text:span> </text:p>
            <text:p text:style-name="P97">a1.shape</text:p>
            <text:p text:style-name="P97"/>
            <text:p text:style-name="P40">ar.shape</text:p>
            <text:p text:style-name="Table_20_Contents"/>
          </table:table-cell>
          <table:table-cell table:style-name="Table1.B2" office:value-type="string">
            <text:p text:style-name="P74">Type</text:p>
            <text:p text:style-name="P74"/>
            <text:p text:style-name="P98">a1.shape</text:p>
            <text:p text:style-name="P98"/>
            <text:p text:style-name="P41">ar.shape</text:p>
          </table:table-cell>
        </table:table-row>
        <table:table-row>
          <table:table-cell table:style-name="Table1.A2" office:value-type="string">
            <text:p text:style-name="P66">[IPython Terminal]</text:p>
            <text:p text:style-name="P66"/>
            <text:p text:style-name="Table_20_Contents"><text:span text:style-name="T29">a</text:span><text:span text:style-name="T33">3</text:span><text:span text:style-name="T29"> = array([1,2,3,'a string'])</text:span> </text:p>
          </table:table-cell>
          <table:table-cell table:style-name="Table1.B2" office:value-type="string">
            <text:p text:style-name="Table_20_Contents">Now let us try to create a new <text:span text:style-name="T2">array</text:span> with a mix of elements.</text:p>
            <text:p text:style-name="Table_20_Contents"/>
            <text:p text:style-name="P75">Type</text:p>
            <text:p text:style-name="P75"><text:span text:style-name="T29">a</text:span><text:span text:style-name="T33">3</text:span><text:span text:style-name="T29"> = array([1,2,3,'a string'])</text:span></text:p>
          </table:table-cell>
        </table:table-row>
        <table:table-row>
          <table:table-cell table:style-name="Table1.A2" office:value-type="string">
            <text:p text:style-name="P32">[IPython Terminal]</text:p>
            <text:p text:style-name="P20">a<text:span text:style-name="T56">3</text:span> </text:p>
            <text:p text:style-name="Text_20_body">Highlight all the <text:span text:style-name="T2">array</text:span> elements one by one using mouse movements accordingly </text:p>
          </table:table-cell>
          <table:table-cell table:style-name="Table1.B2" office:value-type="string">
            <text:p text:style-name="P76"><text:span text:style-name="T25">As </text:span><text:span text:style-name="T2">arrays</text:span> handle elements with the same <text:span text:style-name="T51">datatype</text:span> <text:span text:style-name="T25">it should give us error. </text:span></text:p>
            <text:p text:style-name="P76"/>
            <text:p text:style-name="P76"><text:span text:style-name="T25">We did not got an error</text:span>. Let us check the values in the new <text:span text:style-name="T2">array</text:span> created. Type <text:span text:style-name="T29">a</text:span><text:span text:style-name="T34">3</text:span> in the terminal, </text:p>
          </table:table-cell>
        </table:table-row>
        <table:table-row>
          <table:table-cell table:style-name="Table1.A2" office:value-type="string">
            <text:p text:style-name="P33">[IPython Terminal]</text:p>
            <text:p text:style-name="P35">Highlight output</text:p>
          </table:table-cell>
          <table:table-cell table:style-name="Table1.B2" office:value-type="string">
            <text:p text:style-name="P77"><text:s/><text:span text:style-name="T26">A</text:span>ll the elements have been implicitly type casted as <text:span text:style-name="T2">strings</text:span>. </text:p>
            <text:p text:style-name="P77"/>
            <text:p text:style-name="P77"><text:span text:style-name="T73">Note</text:span>, <text:span text:style-name="T74">that the ouput mentions</text:span> '<text:span text:style-name="T2">dtype S8</text:span>' </text:p>
            <text:p text:style-name="P77"/>
            <text:p text:style-name="P77"><text:span text:style-name="T52">A</text:span><text:span text:style-name="T7"> </text:span><text:span text:style-name="T2">dtype</text:span> is <text:span text:style-name="T57">the</text:span> <text:span text:style-name="T2">datatype </text:span><text:s/>required to hold the objects in the sequence. </text:p>
          </table:table-cell>
        </table:table-row>
        <table:table-row>
          <table:table-cell table:style-name="Table1.A2" office:value-type="string">
            <text:p text:style-name="P1">Show Slide </text:p>
            <text:p text:style-name="Text_20_body"><text:span text:style-name="T36">i</text:span><text:span text:style-name="T29">dentity</text:span><text:span text:style-name="T36">() </text:span><text:span text:style-name="T22">method</text:span></text:p>
            <text:p text:style-name="Table_20_Contents"/>
          </table:table-cell>
          <table:table-cell table:style-name="Table1.B2" office:value-type="string">
            <text:p text:style-name="P21">identity(n): <text:span text:style-name="T17">Creates an identity <text:s/>matrix, </text:span></text:p>
            <text:p text:style-name="P4">a square matrix of <text:span text:style-name="T2">order (n, n)</text:span> with diagonal elements 1 and others 0</text:p>
          </table:table-cell>
        </table:table-row>
        <table:table-row>
          <table:table-cell table:style-name="Table1.A2" office:value-type="string">
            <text:p text:style-name="P34">[IPython Terminal]</text:p>
            <text:p text:style-name="P3"><text:soft-page-break/><text:span text:style-name="T37">identity(</text:span><text:span text:style-name="T29">2</text:span><text:span text:style-name="T37">)</text:span></text:p>
          </table:table-cell>
          <table:table-cell table:style-name="Table1.B2" office:value-type="string">
            <text:p text:style-name="P24"><text:span text:style-name="T27">L</text:span>et us see how to create an <text:span text:style-name="T62">2x2 </text:span>identity matrix <text:soft-page-break/></text:p>
            <text:p text:style-name="P2">Type <text:span text:style-name="T37">identity(</text:span><text:span text:style-name="T29">2</text:span><text:span text:style-name="T37">)</text:span></text:p>
          </table:table-cell>
        </table:table-row>
        <table:table-row>
          <table:table-cell table:style-name="Table1.A2" office:value-type="string">
            <text:p text:style-name="P12">Show Slide </text:p>
            <text:p text:style-name="P36"><text:span text:style-name="Teletype"><text:span text:style-name="T2">zeros() </text:span></text:span><text:span text:style-name="Teletype"><text:span text:style-name="T21">method</text:span></text:span></text:p>
            <text:p text:style-name="Table_20_Contents"/>
          </table:table-cell>
          <table:table-cell table:style-name="Table1.B2" office:value-type="string">
            <text:p text:style-name="P25"><text:span text:style-name="T37">zeros((m, n)): </text:span><text:span text:style-name="T20">Creates an </text:span><text:span text:style-name="T38">m x n </text:span><text:span text:style-name="T20">matrix with all elements as 0</text:span></text:p>
          </table:table-cell>
        </table:table-row>
        <table:table-row>
          <table:table-cell table:style-name="Table1.A2" office:value-type="string">
            <text:p text:style-name="P66">[IPython Terminal]</text:p>
            <text:p text:style-name="P68"><text:span text:style-name="T29">zeros((4,5))</text:span> </text:p>
          </table:table-cell>
          <table:table-cell table:style-name="Table1.B2" office:value-type="string">
            <text:p text:style-name="P80">Let us create an array of the <text:span text:style-name="T8">shape</text:span> <text:span text:style-name="T75">(</text:span>4, <text:span text:style-name="T75">5)</text:span></text:p>
            <text:p text:style-name="P80">with all the elements zero.</text:p>
            <text:p text:style-name="P81"/>
            <text:p text:style-name="P82">Type</text:p>
            <text:p text:style-name="P91">zeros((4,5))</text:p>
          </table:table-cell>
        </table:table-row>
        <table:table-row>
          <table:table-cell table:style-name="Table1.A2" office:value-type="string">
            <text:p text:style-name="P1">Show Slide </text:p>
            <text:p text:style-name="Text_20_body">Learning <text:span text:style-name="T63">exercise</text:span> </text:p>
            <text:p text:style-name="Table_20_Contents"/>
          </table:table-cell>
          <table:table-cell table:style-name="Table1.B2" office:value-type="string">
            <text:p text:style-name="P1"><text:span text:style-name="T1">Find out about the functions</text:span> </text:p>
            <text:list xml:id="list5738687228230977848" text:style-name="L4">
              <text:list-item>
                <text:list>
                  <text:list-item>
                    <text:p text:style-name="P109">zeros_like() </text:p>
                  </text:list-item>
                  <text:list-item>
                    <text:p text:style-name="P109">ones() </text:p>
                  </text:list-item>
                  <text:list-item>
                    <text:p text:style-name="P103">ones_like() </text:p>
                  </text:list-item>
                </text:list>
              </text:list-item>
            </text:list>
            <text:p text:style-name="Text_20_body">&lt; pause for some time and then continue &gt; </text:p>
            <text:p text:style-name="Table_20_Contents"/>
          </table:table-cell>
        </table:table-row>
        <table:table-row>
          <table:table-cell table:style-name="Table1.A2" office:value-type="string">
            <text:p text:style-name="P66">[IPython Terminal]</text:p>
            <text:p text:style-name="P68"><text:span text:style-name="T2">a1</text:span> </text:p>
          </table:table-cell>
          <table:table-cell table:style-name="Table1.B2" office:value-type="string">
            <text:p text:style-name="Table_20_Contents">Try the following, first check the value of <text:span text:style-name="T2">a1</text:span>, </text:p>
          </table:table-cell>
        </table:table-row>
        <table:table-row>
          <table:table-cell table:style-name="Table1.A2" office:value-type="string">
            <text:p text:style-name="P66">[IPython Terminal]</text:p>
            <text:p text:style-name="P68"><text:span text:style-name="T2">a1 * 2</text:span> </text:p>
          </table:table-cell>
          <table:table-cell table:style-name="Table1.B2" office:value-type="string">
            <text:p text:style-name="Table_20_Contents">We see that <text:span text:style-name="Teletype"><text:span text:style-name="T2">a1</text:span></text:span> is a single dimensional <text:span text:style-name="T2">array</text:span>, Let us now try <text:span text:style-name="T2">a1*2 </text:span></text:p>
          </table:table-cell>
        </table:table-row>
        <table:table-row>
          <table:table-cell table:style-name="Table1.A2" office:value-type="string">
            <text:p text:style-name="P66">[IPython Terminal]</text:p>
            <text:p text:style-name="P68"><text:span text:style-name="T2">a1</text:span> </text:p>
          </table:table-cell>
          <table:table-cell table:style-name="Table1.B2" office:value-type="string">
            <text:p text:style-name="P83">It returned a new <text:span text:style-name="T2">array</text:span> with all the elements multiplied by 2. </text:p>
            <text:p text:style-name="P83"/>
            <text:p text:style-name="P83">Now let us again check the contents of <text:span text:style-name="T2">a1</text:span> </text:p>
          </table:table-cell>
        </table:table-row>
        <table:table-row>
          <table:table-cell table:style-name="Table1.A2" office:value-type="string">
            <text:p text:style-name="P11">[IPython Terminal]</text:p>
            <text:p text:style-name="P9"><text:span text:style-name="T2">a1</text:span> <text:span text:style-name="T2">+ 2</text:span> </text:p>
            <text:p text:style-name="P43">a1</text:p>
          </table:table-cell>
          <table:table-cell table:style-name="Table1.B2" office:value-type="string">
            <text:p text:style-name="P1">note that the value of <text:span text:style-name="T2">a1</text:span> still remains the same. </text:p>
            <text:p text:style-name="Text_20_body">Similarly with addition, </text:p>
            <text:p text:style-name="P28">it returns a new <text:span text:style-name="T2">array</text:span>, with all the elements summed with two. </text:p>
            <text:p text:style-name="P28">But again notice that the value of <text:span text:style-name="T2">a1</text:span> has not been changed. <text:s/></text:p>
          </table:table-cell>
        </table:table-row>
        <table:table-row>
          <table:table-cell table:style-name="Table1.A2" office:value-type="string">
            <text:p text:style-name="P66">[IPython Terminal]</text:p>
            <text:p text:style-name="P68"><text:span text:style-name="T2">a1 += 2</text:span> </text:p>
          </table:table-cell>
          <table:table-cell table:style-name="Table1.B2" office:value-type="string">
            <text:p text:style-name="P29"><text:span text:style-name="T76">Now</text:span> try <text:span text:style-name="T2">a1 += 2. </text:span><text:span text:style-name="T9">T</text:span><text:span text:style-name="T53">his will change the</text:span><text:span text:style-name="T9"> array a1 </text:span><text:span text:style-name="T53">itself</text:span></text:p>
          </table:table-cell>
        </table:table-row>
        <text:soft-page-break/>
        <table:table-row>
          <table:table-cell table:style-name="Table1.A2" office:value-type="string">
            <text:p text:style-name="P11">[IPython Terminal]</text:p>
            <text:p text:style-name="P16">a1 = array([1, 2, 3, 4]) </text:p>
            <text:p text:style-name="P99">a2 = array([<text:span text:style-name="T64">5, 6, 7, 8</text:span>])</text:p>
            <text:p text:style-name="P40">a1 + a2</text:p>
            <text:p text:style-name="Table_20_Contents"/>
          </table:table-cell>
          <table:table-cell table:style-name="Table1.B2" office:value-type="string">
            <text:p text:style-name="Table_20_Contents">We can use all the mathematical operations with <text:span text:style-name="T2">arrays</text:span>, <text:span text:style-name="T65">Type</text:span></text:p>
            <text:p text:style-name="P17">a1 = array([1, 2, 3, 4]) </text:p>
            <text:p text:style-name="P100">a2 = array([<text:span text:style-name="T64">5, 6, 7, 8</text:span>])</text:p>
            <text:p text:style-name="P101"/>
            <text:p text:style-name="P101">a1 + a2</text:p>
          </table:table-cell>
        </table:table-row>
        <table:table-row>
          <table:table-cell table:style-name="Table1.A2" office:value-type="string">
            <text:p text:style-name="P66">[IPython Terminal]</text:p>
            <text:p text:style-name="P84">a1 * a2 </text:p>
          </table:table-cell>
          <table:table-cell table:style-name="Table1.B2" office:value-type="string">
            <text:p text:style-name="Table_20_Contents">This returns an <text:span text:style-name="T2">array</text:span> with element by element addition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93"><text:span text:style-name="T29">a1 * a2</text:span> returns an <text:span text:style-name="T2">array</text:span> with element by element multiplication</text:p>
          </table:table-cell>
        </table:table-row>
        <table:table-row>
          <table:table-cell table:style-name="Table1.A2" office:value-type="string">
            <text:p text:style-name="P1">Show Slide </text:p>
            <text:p text:style-name="Text_20_body">Summary slide </text:p>
            <text:p text:style-name="Table_20_Contents"/>
          </table:table-cell>
          <table:table-cell table:style-name="Table1.B2" office:value-type="string">
            <text:p text:style-name="P1">This brings us to the end of the end of this tutorial. In this tutorial, we have learnt to, </text:p>
            <text:list xml:id="list4932317740377881732" text:style-name="L5">
              <text:list-item>
                <text:p text:style-name="P110">Create an <text:span text:style-name="T2">array</text:span> using the <text:span text:style-name="Teletype"><text:span text:style-name="T2">array</text:span></text:span><text:span text:style-name="Teletype">()</text:span> function. <text:s/></text:p>
              </text:list-item>
              <text:list-item>
                <text:p text:style-name="P110">Perform some basic operations on <text:span text:style-name="T2">arrays</text:span> like addition,multiplication. </text:p>
              </text:list-item>
              <text:list-item>
                <text:p text:style-name="P104">Use functions like - </text:p>
                <text:p text:style-name="P104"><text:span text:style-name="T29">.shape<text:line-break/>arrange()<text:line-break/>.reshape<text:line-break/></text:span><text:span text:style-name="T39">identity()</text:span><text:span text:style-name="T29"><text:line-break/>zeros()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1">Show Slide </text:p>
            <text:p text:style-name="Text_20_body">Self assessment questions slide</text:p>
            <text:p text:style-name="Table_20_Contents"/>
          </table:table-cell>
          <table:table-cell table:style-name="Table1.B2" office:value-type="string">
            <text:p text:style-name="P1">Here are some self assessment questions for you to solve </text:p>
            <text:list xml:id="list3297949937721733695" text:style-name="L6">
              <text:list-item>
                <text:p text:style-name="P105"><text:span text:style-name="Teletype"><text:span text:style-name="T66">x = array([1, 2, 3], [5, 6, 7])</text:span></text:span> is a valid statement </text:p>
              </text:list-item>
            </text:list>
            <text:list xml:id="list4916159682408515365" text:style-name="L7">
              <text:list-item>
                <text:list>
                  <text:list-item>
                    <text:p text:style-name="P111">True </text:p>
                  </text:list-item>
                  <text:list-item>
                    <text:p text:style-name="P106">False </text:p>
                  </text:list-item>
                </text:list>
              </text:list-item>
            </text:list>
          </table:table-cell>
        </table:table-row>
        <table:table-row>
          <table:table-cell table:style-name="Table1.A2" office:value-type="string">
            <text:p text:style-name="P1">Show Slide </text:p>
            <text:p text:style-name="Text_20_body">Solution of self assessment questions on slide </text:p>
            <text:p text:style-name="Table_20_Contents"/>
          </table:table-cell>
          <table:table-cell table:style-name="Table1.B2" office:value-type="string">
            <text:p text:style-name="P1">And the answers, </text:p>
            <text:list xml:id="list3963930134949796103" text:style-name="L8">
              <text:list-item>
                <text:p text:style-name="P107">False. The correct way would be to assign the elements as a <text:span text:style-name="T2">list</text:span> of <text:span text:style-name="T2">lists</text:span> and then convert it to an <text:span text:style-name="T2">array</text:span> </text:p>
              </text:list-item>
            </text:list>
            <text:p text:style-name="P51"><text:s text:c="11"/><text:span text:style-name="T68">which is</text:span></text:p>
            <text:p text:style-name="P43"><text:s text:c="6"/>x = array([[1, 2, 3], [5, 6, 7]])</text:p>
          </table:table-cell>
        </table:table-row>
        <text:soft-page-break/>
        <table:table-row>
          <table:table-cell table:style-name="Table1.A2" office:value-type="string">
            <text:p text:style-name="P115">Show Slide</text:p>
            <text:p text:style-name="P115">Forum</text:p>
          </table:table-cell>
          <table:table-cell table:style-name="Table1.B2" office:value-type="string">
            <text:p text:style-name="P116">Please post your timed queries in this forum.</text:p>
          </table:table-cell>
        </table:table-row>
        <table:table-row>
          <table:table-cell table:style-name="Table1.A2" office:value-type="string">
            <text:p text:style-name="P115">Show Slide</text:p>
            <text:p text:style-name="P115">Fossee Forum</text:p>
          </table:table-cell>
          <table:table-cell table:style-name="Table1.B2" office:value-type="string">
            <text:p text:style-name="P116">Please post your general queries on Python in this forum.</text:p>
          </table:table-cell>
        </table:table-row>
        <table:table-row>
          <table:table-cell table:style-name="Table1.A2" office:value-type="string">
            <text:p text:style-name="P115">Show Slide</text:p>
            <text:p text:style-name="P115">Textbook Companion</text:p>
          </table:table-cell>
          <table:table-cell table:style-name="Table1.B2" office:value-type="string">
            <text:p text:style-name="P116">FOSSEE team coordinates the TBC project.</text:p>
          </table:table-cell>
        </table:table-row>
        <table:table-row>
          <table:table-cell table:style-name="Table1.A2" office:value-type="string">
            <text:p text:style-name="P115">Show Slide</text:p>
            <text:p text:style-name="P115">Acknowledgment</text:p>
            <text:p text:style-name="P115">http://spoken-tutorial.org</text:p>
          </table:table-cell>
          <table:table-cell table:style-name="Table1.B2" office:value-type="string">
            <text:p text:style-name="P116">Spoken Tutorial Project is funded by NMEICT, MHRD, Govt. of India.</text:p>
            <text:p text:style-name="P116">For more details, visit this website.</text:p>
          </table:table-cell>
        </table:table-row>
        <table:table-row>
          <table:table-cell table:style-name="Table1.A2" office:value-type="string">
            <text:p text:style-name="P115">Previous slide</text:p>
          </table:table-cell>
          <table:table-cell table:style-name="Table1.B2" office:value-type="string">
            <text:p text:style-name="P116">This is _________ from IIT Bombay (or FOSSEE, if you wish) signing off.</text:p>
            <text:p text:style-name="P116">Thank you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AR PL UMing HK" style:font-family-asian="'AR PL UMing HK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AR PL UMing HK1" style:font-family-asian="'AR PL UMing H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AR PL UMing HK1" style:font-family-asian="'AR PL UMing H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eeta Parmar</meta:initial-creator>
    <meta:creation-date>2015-10-29T16:01:43.964381807</meta:creation-date>
    <dc:date>2016-02-15T15:21:10.937231156</dc:date>
    <meta:editing-duration>PT8H16M56S</meta:editing-duration>
    <meta:editing-cycles>199</meta:editing-cycles>
    <meta:generator>LibreOffice/4.2.8.2$Linux_X86_64 LibreOffice_project/420m0$Build-2</meta:generator>
    <meta:document-statistic meta:table-count="1" meta:image-count="0" meta:object-count="0" meta:page-count="6" meta:paragraph-count="198" meta:word-count="1048" meta:character-count="5911" meta:non-whitespace-character-count="4966"/>
  </office:meta>
</office:document-meta>
</file>